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4.0362in"/>
    </style:style>
    <style:style style:name="co5" style:family="table-column">
      <style:table-column-properties fo:break-before="auto" style:column-width="3.4028in"/>
    </style:style>
    <style:style style:name="co6" style:family="table-column">
      <style:table-column-properties fo:break-before="auto" style:column-width="1.32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0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c0c0c0" fo:border="0.0008in solid #000000"/>
      <style:text-properties fo:color="#ff0000"/>
    </style:style>
    <style:style style:name="ce6" style:family="table-cell" style:parent-style-name="Default">
      <style:table-cell-properties fo:background-color="transparent" fo:border="0.0008in solid #000000"/>
    </style:style>
    <style:style style:name="ce7" style:family="table-cell" style:parent-style-name="Default">
      <style:table-cell-properties fo:background-color="transparent" fo:border="0.0008in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0c0c0" fo:border="0.0008in solid #000000"/>
    </style:style>
    <style:style style:name="ce1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</style:style>
    <style:style style:name="ce1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3" style:family="table-cell" style:parent-style-name="Default">
      <style:table-cell-properties fo:border-bottom="none" fo:border-left="0.0008in solid #000000" fo:border-right="0.0008in solid #000000" fo:border-top="none" style:vertical-align="middl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250"/>
        </table:table-row>
        <table:table-row table:style-name="ro2">
          <table:table-cell/>
          <table:table-cell table:style-name="ce2" office:value-type="string">
            <text:p>Mapping schema between ....... and the ARC1 ExecutionTarget class</text:p>
          </table:table-cell>
          <table:table-cell table:style-name="Default" table:number-columns-repeated="3"/>
          <table:table-cell table:number-columns-repeated="250"/>
        </table:table-row>
        <table:table-row table:style-name="ro3">
          <table:table-cell/>
          <table:table-cell table:style-name="ce2"/>
          <table:table-cell table:style-name="Default" table:number-columns-repeated="3"/>
          <table:table-cell table:number-columns-repeated="250"/>
        </table:table-row>
        <table:table-row table:style-name="ro3">
          <table:table-cell/>
          <table:table-cell table:style-name="Default" office:value-type="string">
            <text:p>An ExecutionTarget describes a homogeneus subset of computing capability offered through a single endpoint and controlled by single set</text:p>
          </table:table-cell>
          <table:table-cell table:style-name="Default" table:number-columns-repeated="3"/>
          <table:table-cell table:number-columns-repeated="250"/>
        </table:table-row>
        <table:table-row table:style-name="ro4">
          <table:table-cell/>
          <table:table-cell table:style-name="Default" office:value-type="string">
            <text:p>of rules (queue) at which the user is allowed to run jobs. (If the computing manager reports an inhomogeneus system, then one ExecutionTarget</text:p>
          </table:table-cell>
          <table:table-cell table:style-name="Default" table:number-columns-repeated="3"/>
          <table:table-cell table:number-columns-repeated="250"/>
        </table:table-row>
        <table:table-row table:style-name="ro4">
          <table:table-cell/>
          <table:table-cell table:style-name="Default" office:value-type="string">
            <text:p>is created per ExecutionEnvironment. Great care has to be taken when doing the brokering in this case since the ComputingShare and ComputingService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/>
          <table:table-cell table:style-name="Default" office:value-type="string">
            <text:p>attributes may not be correct)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/>
          <table:table-cell table:style-name="Default" table:number-columns-repeated="4"/>
          <table:table-cell table:number-columns-repeated="250"/>
        </table:table-row>
        <table:table-row table:style-name="ro5">
          <table:table-cell/>
          <table:table-cell table:style-name="ce3" office:value-type="string" table:number-columns-spanned="2" table:number-rows-spanned="1">
            <text:p>ExecutionTarget</text:p>
          </table:table-cell>
          <table:covered-table-cell table:style-name="ce8"/>
          <table:table-cell table:style-name="ce3" office:value-type="string">
            <text:p>ARC Classic (ARC0)</text:p>
          </table:table-cell>
          <table:table-cell table:style-name="ce3" office:value-type="string">
            <text:p>CREAM (gLite)</text:p>
          </table:table-cell>
          <table:table-cell table:style-name="ce14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1">
          <table:table-cell/>
          <table:table-cell table:style-name="ce5" office:value-type="string" table:number-columns-spanned="2" table:number-rows-spanned="1">
            <text:p>//Domain/Location attributes</text:p>
          </table:table-cell>
          <table:covered-table-cell table:style-name="ce9"/>
          <table:table-cell table:style-name="ce9" table:number-columns-repeated="2"/>
          <table:table-cell table:number-columns-repeated="250"/>
        </table:table-row>
        <table:table-row table:style-name="ro3">
          <table:table-cell/>
          <table:table-cell office:value-type="string">
            <text:p>std::string</text:p>
          </table:table-cell>
          <table:table-cell office:value-type="string">
            <text:p>DomainName;</text:p>
          </table:table-cell>
          <table:table-cell office:value-type="string">
            <text:p>Nordugrid-cluster-na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Owner;</text:p>
          </table:table-cell>
          <table:table-cell office:value-type="string">
            <text:p>nordugrid-cluster-owner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Addres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Place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Country</text:p>
          </table:table-cell>
          <table:table-cell table:style-name="ce1"/>
          <table:table-cell table:number-columns-repeated="251"/>
        </table:table-row>
        <table:table-row table:style-name="ro4">
          <table:table-cell/>
          <table:table-cell table:style-name="ce1" office:value-type="string">
            <text:p>std::string</text:p>
          </table:table-cell>
          <table:table-cell table:style-name="ce1" office:value-type="string">
            <text:p>PostCode</text:p>
          </table:table-cell>
          <table:table-cell office:value-type="string">
            <text:p>nordugrid-cluster-location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Latitude;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loat</text:p>
          </table:table-cell>
          <table:table-cell office:value-type="string">
            <text:p>Longitude;</text:p>
          </table:table-cell>
          <table:table-cell table:number-columns-repeated="252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4">
          <table:table-cell/>
          <table:table-cell table:style-name="ce5" office:value-type="string" table:number-columns-spanned="2" table:number-rows-spanned="1">
            <text:p>//ComputingService and ComputingEndpoint attributes</text:p>
          </table:table-cell>
          <table:covered-table-cell table:style-name="ce9"/>
          <table:table-cell table:style-name="ce9" table:number-columns-repeated="2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CEID</text:p>
          </table:table-cell>
          <table:table-cell table:number-columns-repeated="252"/>
        </table:table-row>
        <table:table-row table:style-name="ro4">
          <table:table-cell/>
          <table:table-cell table:style-name="ce7" office:value-type="string">
            <text:p>std::string</text:p>
          </table:table-cell>
          <table:table-cell office:value-type="string">
            <text:p>CEName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Capability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office:value-type="string">
            <text:p>Type</text:p>
          </table:table-cell>
          <table:table-cell table:number-columns-repeated="252"/>
        </table:table-row>
        <table:table-row table:style-name="ro4">
          <table:table-cell/>
          <table:table-cell table:style-name="ce7" office:value-type="string">
            <text:p>std::string</text:p>
          </table:table-cell>
          <table:table-cell office:value-type="string">
            <text:p>QualityLevel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URL</text:p>
          </table:table-cell>
          <table:table-cell office:value-type="string">
            <text:p>url;</text:p>
          </table:table-cell>
          <table:table-cell office:value-type="string">
            <text:p>nordugrid-cluster-contactstring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::string</text:p>
          </table:table-cell>
          <table:table-cell office:value-type="string">
            <text:p>Technology</text:p>
          </table:table-cell>
          <table:table-cell table:number-columns-repeated="252"/>
        </table:table-row>
        <table:table-row table:style-name="ro4">
          <table:table-cell office:value-type="string">
            <text:p>likely to change</text:p>
          </table:table-cell>
          <table:table-cell office:value-type="string">
            <text:p>std::string</text:p>
          </table:table-cell>
          <table:table-cell office:value-type="string">
            <text:p>Interface;</text:p>
          </table:table-cell>
          <table:table-cell office:value-type="string">
            <text:p>GridFTP</text:p>
          </table:table-cell>
          <table:table-cell table:number-columns-repeated="251"/>
        </table:table-row>
        <table:table-row table:style-name="ro4">
          <table:table-cell office:value-type="string">
            <text:p>likely to change</text:p>
          </table:table-cell>
          <table:table-cell office:value-type="string">
            <text:p>std::string</text:p>
          </table:table-cell>
          <table:table-cell office:value-type="string">
            <text:p>InterfaceExtension;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string">
            <text:p>SupportedProfile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Implementor;</text:p>
          </table:table-cell>
          <table:table-cell office:value-type="string">
            <text:p>NorduGrid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ImplementationName;</text:p>
          </table:table-cell>
          <table:table-cell office:value-type="string">
            <text:p>ARC0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ImplementationVersion;</text:p>
          </table:table-cell>
          <table:table-cell office:value-type="string">
            <text:p>nordugrid-cluster-middlewar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HealthState;</text:p>
          </table:table-cell>
          <table:table-cell office:value-type="string">
            <text:p>nordugrid-queue-status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ServingState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IssuerCA;</text:p>
          </table:table-cell>
          <table:table-cell office:value-type="string">
            <text:p>Nordugrid-cluster-issuerca, nordugrid-cluster-issuerca-hash 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TrustedCA</text:p>
          </table:table-cell>
          <table:table-cell table:style-name="ce1" office:value-type="string">
            <text:p>nordugrid-cluster-trustedca 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DowntimeStarts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string">
            <text:p>DowntimeEnds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Staging;</text:p>
          </table:table-cell>
          <table:table-cell office:value-type="string">
            <text:p>nordugrid-cluster-nodeaccess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Jobdescription</text:p>
          </table:table-cell>
          <table:table-cell table:number-columns-repeated="252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4">
          <table:table-cell/>
          <table:table-cell table:style-name="ce5" office:value-type="string" table:number-columns-spanned="2" table:number-rows-spanned="1">
            <text:p>//ComputingService/ComputingShare load attributes</text:p>
          </table:table-cell>
          <table:covered-table-cell table:style-name="ce9"/>
          <table:table-cell table:style-name="ce9" table:number-columns-repeated="2"/>
          <table:table-cell table:number-columns-repeated="250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TotalJobs;</text:p>
          </table:table-cell>
          <table:table-cell table:style-name="ce1" office:value-type="string">
            <text:p>nordugrid-cluster-totaljobs 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RunningJobs;</text:p>
          </table:table-cell>
          <table:table-cell office:value-type="string">
            <text:p>nordugrid-queue-running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WaitingJobs;</text:p>
          </table:table-cell>
          <table:table-cell office:value-type="string">
            <text:p>Nordugrid-queue-queued, nordugrid-cluster-queuedjobs <text:s/></text:p>
          </table:table-cell>
          <table:table-cell table:number-columns-repeated="3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StagingJobs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SuspendedJobs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PreLRMSWaitingJobs;</text:p>
          </table:table-cell>
          <table:table-cell office:value-type="string">
            <text:p>nordugrid-queue-prelrmsqueued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LocalRunningJobs</text:p>
          </table:table-cell>
          <table:table-cell table:style-name="ce1" office:value-type="string">
            <text:p>Nordugrid-queue-running - nordugrid-queue-gridrunning 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LocalWaitingJobs</text:p>
          </table:table-cell>
          <table:table-cell table:style-name="ce1" office:value-type="string">
            <text:p>nordugrid-queue-localqueued 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FreeSlots;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string">
            <text:p>FreeSlotsWithDuration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string">
            <text:p>UsedSlots;</text:p>
          </table:table-cell>
          <table:table-cell table:style-name="ce1" office:value-type="string">
            <text:p>nordugrid-cluster-usedcpus </text:p>
          </table:table-cell>
          <table:table-cell table:number-columns-repeated="251"/>
        </table:table-row>
        <table:table-row table:style-name="ro4">
          <table:table-cell table:number-columns-repeated="2"/>
          <table:table-cell office:value-type="string">
            <text:p>RequestedSlots;</text:p>
          </table:table-cell>
          <table:table-cell table:number-columns-repeated="252"/>
        </table:table-row>
        <table:table-row table:style-name="ro1">
          <table:table-cell table:style-name="ce1"/>
          <table:table-cell table:number-columns-repeated="4"/>
          <table:table-cell table:style-name="ce1" table:number-columns-repeated="250"/>
        </table:table-row>
        <table:table-row table:style-name="ro4">
          <table:table-cell/>
          <table:table-cell table:style-name="ce5" office:value-type="string">
            <text:p>//ComputingShare</text:p>
          </table:table-cell>
          <table:table-cell table:style-name="ce5"/>
          <table:table-cell table:style-name="ce9" table:number-columns-repeated="2"/>
          <table:table-cell table:number-columns-repeated="250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MappingQueue;</text:p>
          </table:table-cell>
          <table:table-cell office:value-type="string">
            <text:p>nordugrid-queue-na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MaxWallTime;</text:p>
          </table:table-cell>
          <table:table-cell office:value-type="string">
            <text:p>nordugrid-queue-maxwallti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MaxTotalWallTime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MinWallTime;</text:p>
          </table:table-cell>
          <table:table-cell office:value-type="string">
            <text:p>nordugrid-queue-minwallti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DefaultWallTime;</text:p>
          </table:table-cell>
          <table:table-cell office:value-type="string">
            <text:p>nordugrid-queue-defaultwallti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MaxCPUTime;</text:p>
          </table:table-cell>
          <table:table-cell office:value-type="string">
            <text:p>nordugrid-queue-maxcputi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MaxTotalCPUTime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MinCPUTime;</text:p>
          </table:table-cell>
          <table:table-cell office:value-type="string">
            <text:p>nordugrid-queue-mincputi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DefaultCPUTime;</text:p>
          </table:table-cell>
          <table:table-cell office:value-type="string">
            <text:p>nordugrid-queue-defaultcputim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TotalJobs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RunningJobs;</text:p>
          </table:table-cell>
          <table:table-cell office:value-type="string">
            <text:p>nordugrid-queue-maxrunning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WaitingJobs;</text:p>
          </table:table-cell>
          <table:table-cell office:value-type="string">
            <text:p>nordugrid-queue-maxqueabl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NodeMemory;</text:p>
          </table:table-cell>
          <table:table-cell office:value-type="string">
            <text:p>nordugrid-queue[cluster]-nodememory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PreLRMSWaitingJobs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UserRunningJobs;</text:p>
          </table:table-cell>
          <table:table-cell office:value-type="string">
            <text:p>nordugrid-queue-maxuserrun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SlotsPerJob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StageInStreams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StageOutStreams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SchedulingPolicy;</text:p>
          </table:table-cell>
          <table:table-cell office:value-type="string">
            <text:p>nordugrid-queue-schedulingpolicy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Memory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int</text:p>
          </table:table-cell>
          <table:table-cell office:value-type="string">
            <text:p>MaxDiskSpace;</text:p>
          </table:table-cell>
          <table:table-cell table:style-name="ce1"/>
          <table:table-cell table:number-columns-repeated="251"/>
        </table:table-row>
        <table:table-row table:style-name="ro4">
          <table:table-cell/>
          <table:table-cell office:value-type="string">
            <text:p>URL</text:p>
          </table:table-cell>
          <table:table-cell office:value-type="string">
            <text:p>DefaultStorageService;</text:p>
          </table:table-cell>
          <table:table-cell office:value-type="string">
            <text:p>nordugrid-cluster-localse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bool</text:p>
          </table:table-cell>
          <table:table-cell office:value-type="string">
            <text:p>Preemption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EstimatedAverageWaitingTime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Period</text:p>
          </table:table-cell>
          <table:table-cell office:value-type="string">
            <text:p>EstimatedWorstWaitingTime;</text:p>
          </table:table-cell>
          <table:table-cell table:number-columns-repeated="252"/>
        </table:table-row>
        <table:table-row table:style-name="ro4">
          <table:table-cell/>
          <table:table-cell office:value-type="string">
            <text:p>std::string</text:p>
          </table:table-cell>
          <table:table-cell office:value-type="string">
            <text:p>ReservationPolicy;</text:p>
          </table:table-cell>
          <table:table-cell table:number-columns-repeated="252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4">
          <table:table-cell/>
          <table:table-cell table:style-name="ce5" office:value-type="string">
            <text:p><text:span text:style-name="T1">//ComputingManager/ExecutionEnvironment</text:span></text:p>
          </table:table-cell>
          <table:table-cell table:style-name="ce9" table:number-columns-repeated="3"/>
          <table:table-cell table:number-columns-repeated="250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4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ManagerType</text:p>
          </table:table-cell>
          <table:table-cell table:style-name="ce4" office:value-type="string">
            <text:p>Nordugrid-cluster-lrms-type, nordugrid-cluster-lrms-version <text:s/>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 office:value-type="string">
            <text:p>bool</text:p>
          </table:table-cell>
          <table:table-cell table:style-name="ce4" office:value-type="string">
            <text:p>Reservation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BulkSubmission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TotalPhysicalCPUs</text:p>
          </table:table-cell>
          <table:table-cell table:style-name="ce4" office:value-type="string">
            <text:p>Nordugrid-cluster-totalcpus,nordugrid-queue-totalcpus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TotalLogicalCPUs</text:p>
          </table:table-cell>
          <table:table-cell table:style-name="ce4" office:value-type="string">
            <text:p>Nordugrid-cluster-totalcpus,nordugrid-queue-totalcpus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TotalSlots</text:p>
          </table:table-cell>
          <table:table-cell table:style-name="ce4" office:value-type="string">
            <text:p>Nordugrid-cluster-totalcpus,nordugrid-queue-totalcpus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Homogeneity</text:p>
          </table:table-cell>
          <table:table-cell table:style-name="ce4" office:value-type="string">
            <text:p>Nordugrid-cluster-homogeneity, nordugrid-queue-homogeneity <text:s/>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NetworkInfo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WorkingAreaShared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WorkingAreaFree</text:p>
          </table:table-cell>
          <table:table-cell office:value-type="string">
            <text:p>nordugrid-cluster-sessiondir-free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WorkingAreaLifeTime</text:p>
          </table:table-cell>
          <table:table-cell table:style-name="ce4" office:value-type="string">
            <text:p>nordugrid-cluster-sessiondir-lifetime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CacheFree</text:p>
          </table:table-cell>
          <table:table-cell table:style-name="ce4" office:value-type="string">
            <text:p>nordugrid-cluster-cache-free 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4">
          <table:table-cell/>
          <table:table-cell table:style-name="ce5" office:value-type="string">
            <text:p>//ExectionEnvironment</text:p>
          </table:table-cell>
          <table:table-cell table:style-name="ce9" table:number-columns-repeated="3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Platform</text:p>
          </table:table-cell>
          <table:table-cell table:style-name="ce4" office:value-type="string">
            <text:p>Nordugrid-cluster-architecture, nordugrid-queue-architecture <text:s/>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VirtualMachine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CPUVendor</text:p>
          </table:table-cell>
          <table:table-cell table:style-name="ce4" office:value-type="string">
            <text:p>Nordugrid-cluster-nodecpu, nordugrid-queue-nodecpu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CPUModel</text:p>
          </table:table-cell>
          <table:table-cell table:style-name="ce4" office:value-type="string">
            <text:p>Nordugrid-cluster-nodecpu, nordugrid-queue-nodecpu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CPUVersion</text:p>
          </table:table-cell>
          <table:table-cell table:style-name="ce4" office:value-type="string">
            <text:p>Nordugrid-cluster-nodecpu, nordugrid-queue-nodecpu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CPUClockSpeed</text:p>
          </table:table-cell>
          <table:table-cell table:style-name="ce4" office:value-type="string">
            <text:p>Nordugrid-cluster-nodecpu, nordugrid-queue-nodecpu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MainMemorySize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OSFamily</text:p>
          </table:table-cell>
          <table:table-cell table:style-name="ce4" office:value-type="string">
            <text:p>Nordugrid-cluster-opsys, nordugrid-queue-opsys <text:s/>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OSName</text:p>
          </table:table-cell>
          <table:table-cell table:style-name="ce4" office:value-type="string">
            <text:p>Nordugrid-cluster-opsys, nordugrid-queue-opsys <text:s/>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OSVersion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ConnectivityIn</text:p>
          </table:table-cell>
          <table:table-cell table:style-name="ce4" table:number-columns-repeated="2"/>
          <table:table-cell table:number-columns-repeated="250"/>
        </table:table-row>
        <table:table-row table:style-name="ro4">
          <table:table-cell/>
          <table:table-cell table:style-name="ce4"/>
          <table:table-cell table:style-name="ce4" office:value-type="string">
            <text:p>ConnectivityOut</text:p>
          </table:table-cell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list</text:p>
          </table:table-cell>
          <table:table-cell table:style-name="ce10" office:value-type="string">
            <text:p>Benchmark(type, value)</text:p>
          </table:table-cell>
          <table:table-cell table:style-name="Default"/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11" office:value-type="string">
            <text:p><text:s text:c="4"/>std::string type</text:p>
          </table:table-cell>
          <table:table-cell table:style-name="ce10" office:value-type="string">
            <text:p>Nordugrid-cluster-benchmark, nordugrid-queue-benchmark <text:s/>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2" office:value-type="string">
            <text:p><text:s text:c="4"/>double value</text:p>
          </table:table-cell>
          <table:table-cell table:style-name="ce12"/>
          <table:table-cell table:style-name="ce4"/>
          <table:table-cell table:number-columns-repeated="250"/>
        </table:table-row>
        <table:table-row table:style-name="ro1">
          <table:table-cell/>
          <table:table-cell table:style-name="ce4" table:number-columns-repeated="4"/>
          <table:table-cell table:number-columns-repeated="250"/>
        </table:table-row>
        <table:table-row table:style-name="ro4">
          <table:table-cell/>
          <table:table-cell table:style-name="ce5" office:value-type="string">
            <text:p>//ApplicationEnvironment</text:p>
          </table:table-cell>
          <table:table-cell table:style-name="ce9" table:number-columns-repeated="3"/>
          <table:table-cell table:number-columns-repeated="250"/>
        </table:table-row>
        <table:table-row table:style-name="ro4">
          <table:table-cell/>
          <table:table-cell table:style-name="ce4" office:value-type="string">
            <text:p>std::list</text:p>
          </table:table-cell>
          <table:table-cell table:style-name="ce10" office:value-type="string">
            <text:p>ApplicationEnvironment</text:p>
          </table:table-cell>
          <table:table-cell table:style-name="ce10"/>
          <table:table-cell table:style-name="Default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Name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Version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11" office:value-type="string">
            <text:p><text:s text:c="4"/>std::string State</text:p>
          </table:table-cell>
          <table:table-cell table:style-name="ce13" office:value-type="string">
            <text:p>nordugrid-cluster-runtimeenvironment </text:p>
          </table:table-cell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11" office:value-type="string">
            <text:p><text:s text:c="4"/>int FreeSlots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11" office:value-type="string">
            <text:p><text:s text:c="4"/>int FreeJobs</text:p>
          </table:table-cell>
          <table:table-cell table:style-name="ce11"/>
          <table:table-cell table:style-name="ce4"/>
          <table:table-cell table:number-columns-repeated="250"/>
        </table:table-row>
        <table:table-row table:style-name="ro4">
          <table:table-cell/>
          <table:table-cell table:style-name="ce4"/>
          <table:table-cell table:style-name="ce12" office:value-type="string">
            <text:p><text:s text:c="4"/>int FreeUserSeats</text:p>
          </table:table-cell>
          <table:table-cell table:style-name="ce12"/>
          <table:table-cell table:style-name="ce4"/>
          <table:table-cell/>
          <table:table-cell office:value-type="string">
            <text:p><text:s text:c="3"/></text:p>
          </table:table-cell>
          <table:table-cell table:number-columns-repeated="248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05/27/2008</text:date>, <text:time>16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5-26T15:50:30</meta:creation-date>
    <dc:date>2008-05-27T16:14:06</dc:date>
    <meta:editing-cycles>25</meta:editing-cycles>
    <meta:editing-duration>PT7H57M53S</meta:editing-duration>
    <meta:user-defined meta:name="Info 1"/>
    <meta:user-defined meta:name="Info 2"/>
    <meta:user-defined meta:name="Info 3"/>
    <meta:user-defined meta:name="Info 4"/>
    <meta:document-statistic meta:table-count="3" meta:cell-count="229"/>
  </office:meta>
</office:document-meta>
</file>